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objectwithoutfill">
      <style:graphic-properties svg:stroke-width="0.02cm" draw:marker-start-width="0.26cm" draw:marker-end="Small_20_Arrow" draw:marker-end-width="0.15cm" draw:fill="none" draw:textarea-vertical-align="middle" fo:padding-top="0.135cm" fo:padding-bottom="0.135cm" fo:padding-left="0.26cm" fo:padding-right="0.26cm"/>
    </style:style>
    <style:style style:name="gr2" style:family="graphic" style:parent-style-name="standard">
      <style:graphic-properties draw:stroke="none" svg:stroke-width="0.035cm" draw:stroke-linejoin="miter" draw:fill="solid" draw:fill-color="#ffffff" draw:opacity="0%"/>
    </style:style>
    <style:style style:name="gr3" style:family="graphic" style:parent-style-name="standard">
      <style:graphic-properties draw:stroke="none" svg:stroke-width="0.035cm" draw:stroke-linejoin="miter" draw:fill="solid" draw:fill-color="#000000"/>
    </style:style>
    <style:style style:name="gr4" style:family="graphic" style:parent-style-name="objectwithoutfill">
      <style:graphic-properties svg:stroke-width="0.02cm" svg:stroke-color="#4c4c4c" draw:marker-start-width="0.26cm" draw:marker-end="Small_20_Arrow" draw:marker-end-width="0.15cm" draw:fill="none" draw:textarea-vertical-align="middle" fo:padding-top="0.135cm" fo:padding-bottom="0.135cm" fo:padding-left="0.26cm" fo:padding-right="0.26cm"/>
    </style:style>
    <style:style style:name="gr5" style:family="graphic" style:parent-style-name="objectwithoutfill">
      <style:graphic-properties draw:fill="none" draw:textarea-vertical-align="middle"/>
    </style:style>
    <style:style style:name="gr6" style:family="graphic" style:parent-style-name="objectwithoutfill">
      <style:graphic-properties svg:stroke-width="0.025cm" svg:stroke-color="#dc2300" draw:marker-start-width="0.274cm" draw:marker-end-width="0.274cm" draw:fill="none" draw:textarea-vertical-align="middle" fo:padding-top="0.137cm" fo:padding-bottom="0.137cm" fo:padding-left="0.262cm" fo:padding-right="0.262cm"/>
    </style:style>
    <style:style style:name="gr7" style:family="graphic" style:parent-style-name="objectwithoutfill">
      <style:graphic-properties svg:stroke-width="0.025cm" svg:stroke-color="#dc2300" draw:marker-start-width="0.281cm" draw:marker-end-width="0.281cm" draw:fill="none" draw:textarea-vertical-align="middle" fo:padding-top="0.137cm" fo:padding-bottom="0.137cm" fo:padding-left="0.262cm" fo:padding-right="0.262cm"/>
    </style:style>
    <style:style style:name="gr8" style:family="graphic" style:parent-style-name="objectwithoutfill">
      <style:graphic-properties draw:stroke="dash" draw:stroke-dash="Fine_20_Dashed" svg:stroke-width="0.02cm" draw:marker-start-width="0.26cm" draw:marker-end-width="0.26cm" draw:fill="none" draw:textarea-vertical-align="middle" fo:padding-top="0.135cm" fo:padding-bottom="0.135cm" fo:padding-left="0.26cm" fo:padding-right="0.26cm"/>
    </style:style>
    <style:style style:name="gr9" style:family="graphic" style:parent-style-name="objectwithoutfill">
      <style:graphic-properties svg:stroke-width="0.03cm" draw:marker-start="Small_20_Arrow" draw:marker-start-width="0.1cm" draw:marker-end="Small_20_Arrow" draw:marker-end-width="0.1cm" draw:fill="none" draw:textarea-vertical-align="middle" fo:padding-top="0.14cm" fo:padding-bottom="0.14cm" fo:padding-left="0.265cm" fo:padding-right="0.265cm"/>
    </style:style>
    <style:style style:name="gr10" style:family="graphic" style:parent-style-name="objectwithoutfill">
      <style:graphic-properties svg:stroke-width="0.02cm" svg:stroke-color="#808080" draw:marker-start-width="0.26cm" draw:marker-end="Small_20_Arrow" draw:marker-end-width="0.1cm" draw:fill="none" draw:textarea-vertical-align="middle" fo:padding-top="0.135cm" fo:padding-bottom="0.135cm" fo:padding-left="0.26cm" fo:padding-right="0.26cm"/>
    </style:style>
    <style:style style:name="gr11" style:family="graphic" style:parent-style-name="standard">
      <style:graphic-properties draw:textarea-horizontal-align="justify" draw:textarea-vertical-align="middle" draw:auto-grow-height="false" fo:min-height="0.641cm" fo:min-width="1.687cm"/>
    </style:style>
    <style:style style:name="gr12" style:family="graphic" style:parent-style-name="objectwithoutfill">
      <style:graphic-properties svg:stroke-width="0.02cm" draw:marker-start-width="0.26cm" draw:marker-end="Small_20_Arrow" draw:marker-end-width="0.05cm" draw:fill="none" draw:textarea-vertical-align="middle" fo:padding-top="0.135cm" fo:padding-bottom="0.135cm" fo:padding-left="0.26cm" fo:padding-right="0.26cm"/>
    </style:style>
    <style:style style:name="gr13" style:family="graphic" style:parent-style-name="objectwithoutfill">
      <style:graphic-properties svg:stroke-width="0.02cm" draw:marker-start-width="0.26cm" draw:marker-end="Small_20_Arrow" draw:marker-end-width="0.1cm" draw:fill="none" draw:textarea-vertical-align="middle" fo:padding-top="0.135cm" fo:padding-bottom="0.135cm" fo:padding-left="0.26cm" fo:padding-right="0.26cm"/>
    </style:style>
    <style:style style:name="gr14" style:family="graphic" style:parent-style-name="objectwithoutfill">
      <style:graphic-properties draw:stroke="dash" draw:stroke-dash="Fine_20_Dashed" svg:stroke-width="0.02cm" draw:marker-start="Circle" draw:marker-start-width="0.05cm" draw:marker-end="Circle" draw:marker-end-width="0.05cm" draw:fill="none" draw:textarea-vertical-align="middle" fo:padding-top="0.135cm" fo:padding-bottom="0.135cm" fo:padding-left="0.26cm" fo:padding-right="0.26cm"/>
    </style:style>
    <style:style style:name="gr15" style:family="graphic" style:parent-style-name="objectwithoutfill">
      <style:graphic-properties svg:stroke-width="0.02cm" draw:marker-start="Small_20_Arrow" draw:marker-start-width="0.15cm" draw:marker-end="" draw:marker-end-width="0.15cm" draw:fill="none" draw:textarea-vertical-align="middle" fo:padding-top="0.135cm" fo:padding-bottom="0.135cm" fo:padding-left="0.26cm" fo:padding-right="0.26cm"/>
    </style:style>
    <style:style style:name="gr16" style:family="graphic" style:parent-style-name="standard">
      <style:graphic-properties draw:stroke="none" svg:stroke-width="0.035cm" draw:stroke-linejoin="miter" draw:fill="solid" draw:fill-color="#ffffff"/>
    </style:style>
    <style:style style:name="P1" style:family="paragraph">
      <style:paragraph-properties fo:text-align="center"/>
    </style:style>
  </office:automatic-styles>
  <office:body>
    <office:drawing>
      <draw:page draw:name="page1" draw:style-name="dp1" draw:master-page-name="Default">
        <draw:line draw:style-name="gr1" draw:text-style-name="P1" draw:layer="layout" svg:x1="10.638cm" svg:y1="10.043cm" svg:x2="14.081cm" svg:y2="4.145cm">
          <text:p/>
        </draw:line>
        <draw:line draw:style-name="gr1" draw:text-style-name="P1" draw:layer="layout" svg:x1="10.636cm" svg:y1="10.049cm" svg:x2="18.814cm" svg:y2="6.879cm">
          <text:p/>
        </draw:line>
        <draw:line draw:style-name="gr1" draw:text-style-name="P1" draw:layer="layout" svg:x1="10.636cm" svg:y1="10.049cm" svg:x2="7.894cm" svg:y2="7.314cm">
          <text:p/>
        </draw:line>
        <draw:line draw:style-name="gr1" draw:text-style-name="P1" draw:layer="layout" svg:x1="10.636cm" svg:y1="10.049cm" svg:x2="8.002cm" svg:y2="1.871cm">
          <text:p/>
        </draw:line>
        <draw:line draw:style-name="gr1" draw:text-style-name="P1" draw:layer="layout" svg:x1="18.816cm" svg:y1="6.886cm" svg:x2="14.078cm" svg:y2="4.154cm">
          <text:p/>
        </draw:line>
        <draw:g>
          <svg:title>TexMaths</svg:title>
          <svg:desc>20§display§R</svg:desc>
          <draw:polygon draw:style-name="gr2" draw:layer="layout" svg:width="0.539cm" svg:height="0.479cm" svg:x="17.111cm" svg:y="7.788cm" svg:viewBox="0 0 540 480" draw:points="270,480 0,480 0,0 540,0 540,480">
            <text:p/>
          </draw:polygon>
          <draw:path draw:style-name="gr3" draw:layer="layout" svg:width="0.503cm" svg:height="0.497cm" svg:x="17.139cm" svg:y="7.786cm" svg:viewBox="0 0 504 498" svg:d="M236 48c4-16 6-24 20-26 6 0 28 0 42 0 50 0 128 0 128 70 0 24-10 72-38 100-18 18-56 40-120 40h-78zM338 242c70-16 154-64 154-136 0-60-62-106-156-106h-200c-14 0-20 0-20 14 0 8 6 8 18 8 2 0 16 0 28 2 12 0 18 2 18 10 0 4 0 6-2 14l-94 378c-8 28-10 34-64 34-14 0-20 0-20 14 0 8 8 8 10 8 20 0 70-2 88-2 20 0 70 2 90 2 6 0 14 0 14-14 0-8-6-8-20-8-26 0-46 0-46-12 0-4 2-8 4-12l46-188h84c64 0 76 40 76 64 0 12-6 34-10 50-4 20-10 46-10 60 0 76 84 76 94 76 60 0 84-72 84-82 0-8-8-8-8-8-6 0-8 4-10 10-18 52-48 64-64 64-24 0-28-16-28-44 0-20 4-56 6-80 2-10 4-22 4-32 0-54-48-76-66-84z">
            <text:p/>
          </draw:path>
        </draw:g>
        <draw:g>
          <svg:title>TexMaths</svg:title>
          <svg:desc>20§display§r'</svg:desc>
          <draw:polygon draw:style-name="gr2" draw:layer="layout" svg:width="0.497cm" svg:height="0.563cm" svg:x="16.637cm" svg:y="4.76cm" svg:viewBox="0 0 498 564" draw:points="250,564 0,564 0,0 498,0 498,564">
            <text:p/>
          </draw:polygon>
          <draw:path draw:style-name="gr3" draw:layer="layout" svg:width="0.287cm" svg:height="0.319cm" svg:x="16.657cm" svg:y="5.012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layer="layout" svg:width="0.125cm" svg:height="0.255cm" svg:x="16.997cm" svg:y="4.758cm" svg:viewBox="0 0 126 256" svg:d="M120 44c4-10 6-14 6-16 0-16-14-28-30-28-20 0-26 16-28 24l-66 214c0 2-2 8-2 8 0 6 16 10 20 10 2 0 4 0 6-8z">
            <text:p/>
          </draw:path>
        </draw:g>
        <draw:g>
          <svg:title>TexMaths</svg:title>
          <svg:desc>20§display§r</svg:desc>
          <draw:polygon draw:style-name="gr2" draw:layer="layout" svg:width="0.337cm" svg:height="0.303cm" svg:x="12.265cm" svg:y="5.906cm" svg:viewBox="0 0 338 304" draw:points="168,304 0,304 0,0 338,0 338,304">
            <text:p/>
          </draw:polygon>
          <draw:path draw:style-name="gr3" draw:layer="layout" svg:width="0.287cm" svg:height="0.319cm" svg:x="12.285cm" svg:y="5.89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line draw:style-name="gr4" draw:text-style-name="P1" draw:layer="layout" svg:x1="2.21cm" svg:y1="26.194cm" svg:x2="2.21cm" svg:y2="20.543cm">
          <text:p/>
        </draw:line>
        <draw:line draw:style-name="gr4" draw:text-style-name="P1" draw:layer="layout" svg:x1="1.815cm" svg:y1="25.679cm" svg:x2="10.566cm" svg:y2="25.68cm">
          <text:p/>
        </draw:line>
        <draw:g>
          <svg:title>TexMaths</svg:title>
          <svg:desc>20§display§q</svg:desc>
          <draw:polygon draw:style-name="gr2" draw:layer="layout" svg:width="0.339cm" svg:height="0.439cm" svg:x="1.574cm" svg:y="21.024cm" svg:viewBox="0 0 340 440" draw:points="170,440 0,440 0,0 340,0 340,440">
            <text:p/>
          </draw:polygon>
          <draw:path draw:style-name="gr3" draw:layer="layout" svg:width="0.291cm" svg:height="0.449cm" svg:x="1.602cm" svg:y="21.014cm" svg:viewBox="0 0 292 450" svg:d="M292 8c0-4-2-8-8-8-8 0-36 28-48 50-16-38-42-50-66-50-82 0-170 104-170 206 0 70 42 114 94 114 30 0 58-18 82-42-6 24-28 120-30 126-6 20-12 22-52 24-10 0-16 0-16 14 0 0 0 8 10 8 22 0 46-4 70-4s50 4 72 4c4 0 14 0 14-16 0-6-8-6-18-6-34 0-34-6-34-12s0-10 2-16zM96 304c-42 0-46-54-46-66 0-34 20-110 32-140 22-52 60-82 88-82 46 0 56 56 56 62 0 4-38 158-40 162-12 20-50 64-90 64z">
            <text:p/>
          </draw:path>
        </draw:g>
        <draw:g>
          <svg:title>TexMaths</svg:title>
          <svg:desc>20§display§t</svg:desc>
          <draw:polygon draw:style-name="gr2" draw:layer="layout" svg:width="0.253cm" svg:height="0.431cm" svg:x="9.803cm" svg:y="26.007cm" svg:viewBox="0 0 254 432" draw:points="128,432 0,432 0,0 254,0 254,432">
            <text:p/>
          </draw:polygon>
          <draw:path draw:style-name="gr3" draw:layer="layout" svg:width="0.217cm" svg:height="0.449cm" svg:x="9.819cm" svg:y="25.997cm" svg:viewBox="0 0 218 450" svg:d="M130 160h66c14 0 22 0 22-14 0-8-8-8-20-8h-62c26-100 28-114 28-118 0-12-8-20-20-20-2 0-22 0-28 26l-28 112h-66c-14 0-22 0-22 14 0 8 6 8 20 8h62c-50 200-54 212-54 224 0 38 28 66 66 66 72 0 112-104 112-108 0-8-6-8-8-8-6 0-8 2-10 10-32 74-68 90-92 90-16 0-22-8-22-32 0-18 0-22 4-34z">
            <text:p/>
          </draw:path>
        </draw:g>
        <draw:line draw:style-name="gr5" draw:text-style-name="P1" draw:layer="layout" svg:x1="3.464cm" svg:y1="23.125cm" svg:x2="3.464cm" svg:y2="25.665cm">
          <text:p/>
        </draw:line>
        <draw:line draw:style-name="gr5" draw:text-style-name="P1" draw:layer="layout" svg:x1="8.502cm" svg:y1="21.444cm" svg:x2="8.502cm" svg:y2="25.662cm">
          <text:p/>
        </draw:line>
        <draw:path draw:style-name="gr6" draw:text-style-name="P1" draw:layer="layout" svg:width="5.074cm" svg:height="1.757cm" draw:transform="skewX (-0.0205948851735331) rotate (0.602138591938044) translate (3.29814537490015cm 22.8832700562829cm)" svg:viewBox="0 0 5075 1758" svg:d="M0 296c118 38 233-17 355 8 132 26 268-41 402-34 133 6 237-27 374-54 143-28 271-57 400-109 130-52 266-82 402-97 105-11 210-14 323-5 111 9 200 49 303 76 111 28 221 66 327 113 90 40 182 59 271 95 93 37 175 104 267 145 114 50 246 70 342 156 79 70 170 101 259 159 99 67 201 126 300 190 80 51 154 118 196 210 41 87 93 170 155 245 59 70 136 102 198 191 53 76 106 152 201 173">
          <text:p/>
        </draw:path>
        <draw:path draw:style-name="gr7" draw:text-style-name="P1" draw:layer="layout" svg:width="3.672cm" svg:height="3.947cm" draw:transform="skewX (-0.0293215314335047) rotate (-0.514173997637531) translate (5.30489969862035cm 19.6332770398442cm)" svg:viewBox="0 0 3673 3948" svg:d="M0 3946c118 11 233-35 349-50 120-14 215-75 316-126 87-44 187-77 252-150 68-77 106-176 174-252 70-78 92-184 159-263 71-84 120-181 169-279 59-117 133-217 187-334 45-97 163-148 221-239 63-97 163-59 242-117 99-72 257-80 321-186 67-109 115-229 147-351 29-111 40-227 66-338 23-100 133-145 219-191 99-54 199-100 282-185 75-77 156-153 247-214 85-58 156-155 150-259-7-114 89-194 106-302l60-69 6-41">
          <text:p/>
        </draw:path>
        <draw:g>
          <svg:title>TexMaths</svg:title>
          <svg:desc>20§display§t_j</svg:desc>
          <draw:polygon draw:style-name="gr2" draw:layer="layout" svg:width="0.513cm" svg:height="0.633cm" svg:x="5.396cm" svg:y="25.851cm" svg:viewBox="0 0 514 634" draw:points="258,634 0,634 0,0 514,0 514,634">
            <text:p/>
          </draw:polygon>
          <draw:path draw:style-name="gr3" draw:layer="layout" svg:width="0.217cm" svg:height="0.449cm" svg:x="5.412cm" svg:y="25.84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17cm" svg:height="0.427cm" svg:x="5.648cm" svg:y="26.061cm" svg:viewBox="0 0 218 428" svg:d="M218 18c0-8-6-18-20-18s-28 14-28 28c0 8 6 18 20 18s28-12 28-28zM112 352c-8 34-34 62-64 62-6 0-12 0-18-2 14-6 18-18 18-26 0-12-10-18-20-18-16 0-28 14-28 30 0 18 20 30 50 30 28 0 88-18 102-78l46-176c0-6 2-10 2-18 0-26-24-46-54-46-54 0-86 68-86 76 0 6 6 6 8 6 6 0 6-2 10-10 12-28 38-58 68-58 12 0 16 8 16 24 0 6-2 12-2 14z">
            <text:p/>
          </draw:path>
        </draw:g>
        <draw:line draw:style-name="gr8" draw:text-style-name="P1" draw:layer="layout" svg:x1="5.602cm" svg:y1="22.603cm" svg:x2="5.602cm" svg:y2="25.662cm">
          <text:p/>
        </draw:line>
        <draw:line draw:style-name="gr9" draw:text-style-name="P1" draw:layer="layout" svg:x1="5.602cm" svg:y1="21.452cm" svg:x2="5.602cm" svg:y2="22.597cm">
          <text:p/>
        </draw:line>
        <draw:g>
          <svg:title>TexMaths</svg:title>
          <svg:desc>20§display§\delta q_j</svg:desc>
          <draw:polygon draw:style-name="gr2" draw:layer="layout" svg:width="0.731cm" svg:height="0.553cm" svg:x="5.73cm" svg:y="21.671cm" svg:viewBox="0 0 732 554" draw:points="366,554 0,554 0,0 732,0 732,554">
            <text:p/>
          </draw:polygon>
          <draw:path draw:style-name="gr3" draw:layer="layout" svg:width="0.232cm" svg:height="0.408cm" svg:x="5.754cm" svg:y="21.66cm" svg:viewBox="0 0 233 409" svg:d="M127 156c-72 16-127 90-127 159 0 54 37 94 90 94 66 0 114-88 114-167 0-51-23-80-42-106-21-24-54-67-54-91 0-13 11-27 30-27 18 0 29 8 40 16 13 6 24 14 32 14 15 0 23-14 23-22 0-13-10-15-29-20-31-6-39-6-47-6-45 0-65 24-65 58 0 30 17 62 35 98zM133 167c15 27 31 58 31 98 0 37-21 132-74 132-32 0-55-23-55-66 0-37 21-143 98-164z">
            <text:p/>
          </draw:path>
          <draw:path draw:style-name="gr3" draw:layer="layout" svg:width="0.233cm" svg:height="0.36cm" svg:x="6.024cm" svg:y="21.813cm" svg:viewBox="0 0 234 361" svg:d="M234 6c0-3-1-6-6-6-6 0-29 22-39 40-12-30-33-40-53-40-65 0-136 83-136 165 0 57 34 92 75 92 25 0 47-15 66-34-5 19-22 96-24 101-5 16-9 18-42 20-8 0-12 0-12 11 0 0 0 6 8 6 17 0 37-3 56-3s40 3 58 3c3 0 11 0 11-13 0-4-7-4-15-4-27 0-27-5-27-10s0-8 2-13zM77 244c-34 0-37-43-37-53 0-27 16-88 26-112 17-42 48-66 70-66 37 0 45 45 45 50 0 3-30 126-32 130-9 16-40 51-72 51z">
            <text:p/>
          </draw:path>
          <draw:path draw:style-name="gr3" draw:layer="layout" svg:width="0.174cm" svg:height="0.343cm" svg:x="6.252cm" svg:y="21.885cm" svg:viewBox="0 0 175 344" svg:d="M175 14c0-6-5-14-16-14s-23 11-23 22c0 7 5 15 17 15 11 0 22-10 22-23zM90 283c-7 27-27 49-51 49-5 0-10 0-15-1 11-5 15-15 15-21 0-10-9-15-17-15-12 0-22 12-22 24 0 15 16 25 40 25 23 0 71-15 82-63l37-141c0-5 2-8 2-15 0-21-20-37-44-37-43 0-69 55-69 61 0 5 5 5 7 5 4 0 4-2 8-8 9-22 30-46 54-46 10 0 13 6 13 19 0 5-2 9-2 11z">
            <text:p/>
          </draw:path>
        </draw:g>
        <draw:g>
          <svg:title>TexMaths</svg:title>
          <svg:desc>20§display§t_i</svg:desc>
          <draw:polygon draw:style-name="gr2" draw:layer="layout" svg:width="0.453cm" svg:height="0.537cm" svg:x="3.32cm" svg:y="25.95cm" svg:viewBox="0 0 454 538" draw:points="226,538 0,538 0,0 454,0 454,538">
            <text:p/>
          </draw:polygon>
          <draw:path draw:style-name="gr3" draw:layer="layout" svg:width="0.217cm" svg:height="0.449cm" svg:x="3.336cm" svg:y="25.94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151cm" svg:height="0.333cm" svg:x="3.596cm" svg:y="26.16cm" svg:viewBox="0 0 152 334" svg:d="M138 18c0-8-6-18-20-18s-28 12-28 28c0 8 6 18 20 18s28-14 28-28zM36 270c-2 6-4 12-4 22 0 22 20 42 48 42 50 0 72-70 72-76 0-8-8-8-8-8-8 0-8 4-10 10-12 38-34 60-54 60-10 0-12-8-12-18 0-12 4-20 8-32 6-14 10-26 16-40 4-12 22-56 24-62s4-12 4-16c0-24-20-42-48-42-50 0-72 68-72 76 0 6 6 6 8 6 8 0 8-2 10-8 12-42 34-60 52-60 8 0 14 4 14 18 0 10-4 18-16 48z">
            <text:p/>
          </draw:path>
        </draw:g>
        <draw:g>
          <svg:title>TexMaths</svg:title>
          <svg:desc>20§display§t_f</svg:desc>
          <draw:polygon draw:style-name="gr2" draw:layer="layout" svg:width="0.581cm" svg:height="0.633cm" svg:x="8.366cm" svg:y="25.931cm" svg:viewBox="0 0 582 634" draw:points="292,634 0,634 0,0 582,0 582,634">
            <text:p/>
          </draw:polygon>
          <draw:path draw:style-name="gr3" draw:layer="layout" svg:width="0.217cm" svg:height="0.449cm" svg:x="8.382cm" svg:y="25.921cm" svg:viewBox="0 0 218 450" svg:d="M130 160h66c14 0 22 0 22-14 0-8-8-8-20-8h-62c26-100 28-114 28-118 0-12-8-20-20-20-2 0-22 0-28 26l-28 112h-66c-14 0-22 0-22 14 0 8 6 8 20 8h62c-50 200-54 212-54 224 0 38 28 66 66 66 72 0 112-104 112-108 0-8-6-8-8-8-6 0-8 2-10 10-32 74-68 90-92 90-16 0-22-8-22-32 0-18 0-22 4-34z">
            <text:p/>
          </draw:path>
          <draw:path draw:style-name="gr3" draw:layer="layout" svg:width="0.263cm" svg:height="0.447cm" svg:x="8.654cm" svg:y="26.121cm" svg:viewBox="0 0 264 448" svg:d="M166 152h48c10 0 16 0 16-10 0-8-6-8-14-8h-46c10-62 14-84 18-98 2-12 14-22 26-22 0 0 14 0 22 6-20 6-20 24-20 26 0 12 8 20 20 20s28-12 28-30c0-24-26-36-50-36-22 0-46 12-60 38-10 18-14 40-24 96h-40c-10 0-16 0-16 12 0 6 6 6 16 6h36c0 4-32 182-44 234-2 12-10 48-34 48 0 0-12 0-22-4 20-8 22-26 22-28 0-12-8-18-20-18-14 0-28 10-28 30 0 22 24 34 48 34 32 0 54-32 60-42 18-34 28-94 30-100z">
            <text:p/>
          </draw:path>
        </draw:g>
        <draw:line draw:style-name="gr5" draw:text-style-name="P1" draw:layer="layout" svg:x1="2.204cm" svg:y1="23.131cm" svg:x2="3.465cm" svg:y2="23.131cm">
          <text:p/>
        </draw:line>
        <draw:line draw:style-name="gr10" draw:text-style-name="P1" draw:layer="layout" svg:x1="3.194cm" svg:y1="16.169cm" svg:x2="6.05cm" svg:y2="13.154cm">
          <text:p/>
        </draw:line>
        <draw:line draw:style-name="gr10" draw:text-style-name="P1" draw:layer="layout" svg:x1="3.194cm" svg:y1="16.172cm" svg:x2="12.323cm" svg:y2="16.229cm">
          <text:p/>
        </draw:line>
        <draw:custom-shape draw:style-name="gr11" draw:text-style-name="P1" draw:layer="layout" svg:width="3.214cm" svg:height="1.211cm" draw:transform="skewX (-0.837408975106879) rotate (-1.40167392227665) translate (8.265cm 10.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3.192cm" svg:y1="16.175cm" svg:x2="7.994cm" svg:y2="14.237cm">
          <text:p/>
        </draw:line>
        <draw:line draw:style-name="gr10" draw:text-style-name="P1" draw:layer="layout" svg:x1="3.194cm" svg:y1="16.177cm" svg:x2="3.241cm" svg:y2="9.716cm">
          <text:p/>
        </draw:line>
        <draw:line draw:style-name="gr13" draw:text-style-name="P1" draw:layer="layout" svg:x1="8.001cm" svg:y1="12.607cm" svg:x2="7.963cm" svg:y2="9.304cm">
          <text:p/>
        </draw:line>
        <draw:line draw:style-name="gr14" draw:text-style-name="P1" draw:layer="layout" svg:x1="8.001cm" svg:y1="12.592cm" svg:x2="8.011cm" svg:y2="14.255cm">
          <text:p/>
        </draw:line>
        <draw:line draw:style-name="gr13" draw:text-style-name="P1" draw:layer="layout" svg:x1="7.999cm" svg:y1="12.613cm" svg:x2="6.582cm" svg:y2="13.094cm">
          <text:p/>
        </draw:line>
        <draw:line draw:style-name="gr13" draw:text-style-name="P1" draw:layer="layout" svg:x1="7.999cm" svg:y1="12.613cm" svg:x2="6.577cm" svg:y2="12.099cm">
          <text:p/>
        </draw:line>
        <draw:g>
          <svg:title>TexMaths</svg:title>
          <svg:desc>20§display§r</svg:desc>
          <draw:polygon draw:style-name="gr2" draw:layer="layout" svg:width="0.337cm" svg:height="0.303cm" svg:x="9.628cm" svg:y="8.47cm" svg:viewBox="0 0 338 304" draw:points="168,304 0,304 0,0 338,0 338,304">
            <text:p/>
          </draw:polygon>
          <draw:path draw:style-name="gr3" draw:layer="layout" svg:width="0.287cm" svg:height="0.319cm" svg:x="9.648cm" svg:y="8.4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g>
          <svg:title>TexMaths</svg:title>
          <svg:desc>16§display§\hat{3}§svg§600§TRUE</svg:desc>
          <draw:polygon draw:style-name="gr2" draw:layer="layout" svg:width="0.282cm" svg:height="0.512cm" svg:x="6.668cm" svg:y="11.547cm" svg:viewBox="0 0 283 513" draw:points="142,513 0,513 0,0 283,0 283,513">
            <text:p/>
          </draw:polygon>
          <draw:polygon draw:style-name="gr3" draw:layer="layout" svg:width="0.151cm" svg:height="0.087cm" svg:x="6.734cm" svg:y="11.547cm" svg:viewBox="0 0 152 88" draw:points="77,0 0,78 10,88 77,30 142,88 152,78">
            <text:p/>
          </draw:polygon>
          <draw:path draw:style-name="gr3" draw:layer="layout" svg:width="0.234cm" svg:height="0.389cm" svg:x="6.692cm" svg:y="11.683cm" svg:viewBox="0 0 235 390" svg:d="M141 177c46-14 80-54 80-99 0-46-50-78-106-78s-99 34-99 77c0 19 11 30 29 30 17 0 29-13 29-29 0-28-28-28-36-28 18-29 55-36 76-36 24 0 54 13 54 64 0 7-2 39-16 64-16 27-37 29-50 29-4 2-19 2-22 2-5 1-10 1-10 8 0 6 5 6 15 6h25c47 0 67 38 67 93 0 78-39 94-63 94-26 0-68-9-88-43 20 3 38-10 38-32 0-19-16-30-32-30-14 0-32 8-32 32 0 51 53 89 115 89 69 0 120-53 120-110 0-47-35-90-94-103z">
            <text:p/>
          </draw:path>
        </draw:g>
        <draw:g>
          <svg:title>TexMaths</svg:title>
          <svg:desc>16§display§\hat{1}§svg§600§TRUE</svg:desc>
          <draw:polygon draw:style-name="gr2" draw:layer="layout" svg:width="0.282cm" svg:height="0.513cm" svg:x="6.806cm" svg:y="13.092cm" svg:viewBox="0 0 283 514" draw:points="142,514 0,514 0,0 283,0 283,514">
            <text:p/>
          </draw:polygon>
          <draw:polygon draw:style-name="gr3" draw:layer="layout" svg:width="0.151cm" svg:height="0.087cm" svg:x="6.872cm" svg:y="13.092cm" svg:viewBox="0 0 152 88" draw:points="77,0 0,78 10,88 77,30 142,88 152,78">
            <text:p/>
          </draw:polygon>
          <draw:path draw:style-name="gr3" draw:layer="layout" svg:width="0.186cm" svg:height="0.377cm" svg:x="6.856cm" svg:y="13.228cm" svg:viewBox="0 0 187 378" svg:d="M117 14c0-12 0-14-13-14-35 37-86 37-104 37v17c11 0 45 0 75-16v295c0 21-1 27-53 27h-19v18c21-2 71-2 93-2s72 0 91 2v-18h-18c-51 0-52-6-52-27z">
            <text:p/>
          </draw:path>
        </draw:g>
        <draw:g>
          <svg:title>TexMaths</svg:title>
          <svg:desc>16§display§\hat{2}§svg§600§TRUE</svg:desc>
          <draw:polygon draw:style-name="gr2" draw:layer="layout" svg:width="0.282cm" svg:height="0.513cm" svg:x="8.124cm" svg:y="9.618cm" svg:viewBox="0 0 283 514" draw:points="142,514 0,514 0,0 283,0 283,514">
            <text:p/>
          </draw:polygon>
          <draw:polygon draw:style-name="gr3" draw:layer="layout" svg:width="0.151cm" svg:height="0.087cm" svg:x="8.19cm" svg:y="9.618cm" svg:viewBox="0 0 152 88" draw:points="77,0 0,78 10,88 77,30 142,88 152,78">
            <text:p/>
          </draw:polygon>
          <draw:path draw:style-name="gr3" draw:layer="layout" svg:width="0.226cm" svg:height="0.377cm" svg:x="8.153cm" svg:y="9.754cm" svg:viewBox="0 0 227 378" svg:d="M43 335l61-60c88-78 123-108 123-165 0-65-51-110-121-110-64 0-106 53-106 102 0 33 29 33 30 33 10 0 29-7 29-31 0-14-9-29-30-29-3 0-5 0-7 0 13-37 44-57 77-57 51 0 75 46 75 92 0 45-27 90-59 125l-109 122c-6 6-6 6-6 21h211l16-99h-14c-4 17-7 43-13 51-3 5-42 5-55 5z">
            <text:p/>
          </draw:path>
        </draw:g>
        <draw:g>
          <svg:title>TexMaths</svg:title>
          <svg:desc>16§display§a§svg§600§TRUE</svg:desc>
          <draw:polygon draw:style-name="gr2" draw:layer="layout" svg:width="0.298cm" svg:height="0.244cm" svg:x="8.076cm" svg:y="13.232cm" svg:viewBox="0 0 299 245" draw:points="150,245 0,245 0,0 299,0 299,245">
            <text:p/>
          </draw:polygon>
          <draw:path draw:style-name="gr3" draw:layer="layout" svg:width="0.26cm" svg:height="0.257cm" svg:x="8.098cm" svg:y="13.226cm" svg:viewBox="0 0 261 258" svg:d="M189 37c-10-21-26-37-51-37-68 0-138 83-138 167 0 53 32 91 75 91 11 0 40-3 74-43 4 24 25 43 52 43 20 0 32-13 42-32s18-55 18-56c0-5-7-5-8-5-5 0-7 2-8 10-10 37-20 70-44 70-14 0-16-14-16-25 0-13 0-18 7-44 6-24 8-29 13-51l20-79c4-16 4-17 4-19 0-9-7-16-16-16-13 0-23 13-24 26zM152 184c-3 10-3 12-11 21-26 31-48 40-64 40-29 0-37-32-37-53 0-29 19-99 32-125 18-33 43-54 66-54 36 0 44 46 44 49 0 4-1 7-1 10z">
            <text:p/>
          </draw:path>
        </draw:g>
        <draw:line draw:style-name="gr1" draw:text-style-name="P1" draw:layer="layout" svg:x1="12.644cm" svg:y1="23.537cm" svg:x2="16.087cm" svg:y2="17.639cm">
          <text:p/>
        </draw:line>
        <draw:line draw:style-name="gr1" draw:text-style-name="P1" draw:layer="layout" svg:x1="12.642cm" svg:y1="23.543cm" svg:x2="20.82cm" svg:y2="20.373cm">
          <text:p/>
        </draw:line>
        <draw:line draw:style-name="gr1" draw:text-style-name="P1" draw:layer="layout" svg:x1="12.642cm" svg:y1="23.543cm" svg:x2="9.9cm" svg:y2="20.808cm">
          <text:p/>
        </draw:line>
        <draw:line draw:style-name="gr1" draw:text-style-name="P1" draw:layer="layout" svg:x1="12.642cm" svg:y1="23.543cm" svg:x2="19.05cm" svg:y2="19.365cm">
          <text:p/>
        </draw:line>
        <draw:line draw:style-name="gr15" draw:text-style-name="P1" draw:layer="layout" svg:x1="20.822cm" svg:y1="20.38cm" svg:x2="19.083cm" svg:y2="19.378cm">
          <text:p/>
        </draw:line>
        <draw:g>
          <svg:title>TexMaths</svg:title>
          <svg:desc>20§display§R</svg:desc>
          <draw:polygon draw:style-name="gr2" draw:layer="layout" svg:width="0.539cm" svg:height="0.479cm" svg:x="16.901cm" svg:y="19.744cm" svg:viewBox="0 0 540 480" draw:points="270,480 0,480 0,0 540,0 540,480">
            <text:p/>
          </draw:polygon>
          <draw:path draw:style-name="gr3" draw:layer="layout" svg:width="0.503cm" svg:height="0.497cm" svg:x="16.929cm" svg:y="19.742cm" svg:viewBox="0 0 504 498" svg:d="M236 48c4-16 6-24 20-26 6 0 28 0 42 0 50 0 128 0 128 70 0 24-10 72-38 100-18 18-56 40-120 40h-78zM338 242c70-16 154-64 154-136 0-60-62-106-156-106h-200c-14 0-20 0-20 14 0 8 6 8 18 8 2 0 16 0 28 2 12 0 18 2 18 10 0 4 0 6-2 14l-94 378c-8 28-10 34-64 34-14 0-20 0-20 14 0 8 8 8 10 8 20 0 70-2 88-2 20 0 70 2 90 2 6 0 14 0 14-14 0-8-6-8-20-8-26 0-46 0-46-12 0-4 2-8 4-12l46-188h84c64 0 76 40 76 64 0 12-6 34-10 50-4 20-10 46-10 60 0 76 84 76 94 76 60 0 84-72 84-82 0-8-8-8-8-8-6 0-8 4-10 10-18 52-48 64-64 64-24 0-28-16-28-44 0-20 4-56 6-80 2-10 4-22 4-32 0-54-48-76-66-84z">
            <text:p/>
          </draw:path>
        </draw:g>
        <draw:g>
          <svg:title>TexMaths</svg:title>
          <svg:desc>20§display§r'</svg:desc>
          <draw:polygon draw:style-name="gr2" draw:layer="layout" svg:width="0.497cm" svg:height="0.563cm" svg:x="18.643cm" svg:y="18.254cm" svg:viewBox="0 0 498 564" draw:points="250,564 0,564 0,0 498,0 498,564">
            <text:p/>
          </draw:polygon>
          <draw:path draw:style-name="gr3" draw:layer="layout" svg:width="0.287cm" svg:height="0.319cm" svg:x="18.663cm" svg:y="18.506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path draw:style-name="gr3" draw:layer="layout" svg:width="0.125cm" svg:height="0.255cm" svg:x="19.003cm" svg:y="18.252cm" svg:viewBox="0 0 126 256" svg:d="M120 44c4-10 6-14 6-16 0-16-14-28-30-28-20 0-26 16-28 24l-66 214c0 2-2 8-2 8 0 6 16 10 20 10 2 0 4 0 6-8z">
            <text:p/>
          </draw:path>
        </draw:g>
        <draw:g>
          <svg:title>TexMaths</svg:title>
          <svg:desc>20§display§r</svg:desc>
          <draw:polygon draw:style-name="gr2" draw:layer="layout" svg:width="0.337cm" svg:height="0.303cm" svg:x="11.634cm" svg:y="21.964cm" svg:viewBox="0 0 338 304" draw:points="168,304 0,304 0,0 338,0 338,304">
            <text:p/>
          </draw:polygon>
          <draw:path draw:style-name="gr3" draw:layer="layout" svg:width="0.287cm" svg:height="0.319cm" svg:x="11.654cm" svg:y="21.954cm" svg:viewBox="0 0 288 320" svg:d="M42 270c-2 12-6 28-6 32 0 12 10 18 20 18 8 0 22-6 26-20 2-2 26-98 28-112 6-22 18-72 24-92 2-8 22-42 38-58 6-4 26-22 58-22 18 0 28 8 30 8-22 4-38 20-38 38 0 12 8 26 28 26 18 0 38-16 38-42 0-24-22-46-58-46-46 0-78 34-92 54-4-32-30-54-64-54-32 0-46 28-52 40-12 24-22 66-22 68 0 8 8 8 8 8 8 0 8 0 12-16 12-50 26-84 52-84 12 0 22 6 22 32 0 14-2 22-12 60z">
            <text:p/>
          </draw:path>
        </draw:g>
        <draw:g>
          <svg:title>TexMaths</svg:title>
          <svg:desc>16§display§\hat{2}§svg§600§TRUE</svg:desc>
          <draw:polygon draw:style-name="gr2" draw:layer="layout" svg:width="0.282cm" svg:height="0.513cm" svg:x="10.13cm" svg:y="23.112cm" svg:viewBox="0 0 283 514" draw:points="142,514 0,514 0,0 283,0 283,514">
            <text:p/>
          </draw:polygon>
          <draw:polygon draw:style-name="gr3" draw:layer="layout" svg:width="0.151cm" svg:height="0.087cm" svg:x="10.196cm" svg:y="23.112cm" svg:viewBox="0 0 152 88" draw:points="77,0 0,78 10,88 77,30 142,88 152,78">
            <text:p/>
          </draw:polygon>
          <draw:path draw:style-name="gr3" draw:layer="layout" svg:width="0.226cm" svg:height="0.377cm" svg:x="10.159cm" svg:y="23.248cm" svg:viewBox="0 0 227 378" svg:d="M43 335l61-60c88-78 123-108 123-165 0-65-51-110-121-110-64 0-106 53-106 102 0 33 29 33 30 33 10 0 29-7 29-31 0-14-9-29-30-29-3 0-5 0-7 0 13-37 44-57 77-57 51 0 75 46 75 92 0 45-27 90-59 125l-109 122c-6 6-6 6-6 21h211l16-99h-14c-4 17-7 43-13 51-3 5-42 5-55 5z">
            <text:p/>
          </draw:path>
        </draw:g>
        <draw:g>
          <svg:title>TexMaths</svg:title>
          <svg:desc>20§display§{\bf r}_1'</svg:desc>
          <draw:polygon draw:style-name="gr2" draw:layer="layout" svg:width="0.613cm" svg:height="0.737cm" svg:x="17.479cm" svg:y="17.59cm" svg:viewBox="0 0 614 738" draw:points="308,738 0,738 0,0 614,0 614,738">
            <text:p/>
          </draw:polygon>
          <draw:path draw:style-name="gr3" draw:layer="layout" svg:width="0.285cm" svg:height="0.317cm" svg:x="17.505cm" svg:y="17.836cm" svg:viewBox="0 0 286 318" svg:d="M118 80v-80l-118 6v32c44 0 48 0 48 28v220h-48v32c24 0 56-2 90-2 26 0 72 0 96 2v-32h-60v-124c0-50 16-136 88-136 0 0-14 12-14 32 0 30 22 44 44 44 20 0 42-16 42-44 0-38-38-58-74-58-50 0-78 36-94 80z">
            <text:p/>
          </draw:path>
          <draw:path draw:style-name="gr3" draw:layer="layout" svg:width="0.125cm" svg:height="0.255cm" svg:x="17.835cm" svg:y="17.588cm" svg:viewBox="0 0 126 256" svg:d="M120 44c4-10 6-14 6-16 0-16-14-28-30-28-20 0-26 16-28 24l-66 214c0 2-2 8-2 8 0 6 16 10 20 10 2 0 4 0 6-8z">
            <text:p/>
          </draw:path>
          <draw:path draw:style-name="gr3" draw:layer="layout" svg:width="0.181cm" svg:height="0.327cm" svg:x="17.865cm" svg:y="18cm" svg:viewBox="0 0 182 328" svg:d="M112 14c0-14 0-14-14-14-32 32-78 32-98 32v18c12 0 44 0 72-14v252c0 16 0 22-50 22h-18v18c8 0 70-2 88-2 16 0 78 2 90 2v-18h-20c-50 0-50-6-50-22z">
            <text:p/>
          </draw:path>
        </draw:g>
        <draw:g>
          <svg:title>TexMaths</svg:title>
          <svg:desc>20§display§{\bf r}_2'</svg:desc>
          <draw:polygon draw:style-name="gr2" draw:layer="layout" svg:width="0.613cm" svg:height="0.737cm" svg:x="19.678cm" svg:y="18.715cm" svg:viewBox="0 0 614 738" draw:points="308,738 0,738 0,0 614,0 614,738">
            <text:p/>
          </draw:polygon>
          <draw:path draw:style-name="gr3" draw:layer="layout" svg:width="0.285cm" svg:height="0.317cm" svg:x="19.704cm" svg:y="18.961cm" svg:viewBox="0 0 286 318" svg:d="M118 80v-80l-118 6v32c44 0 48 0 48 28v220h-48v32c24 0 56-2 90-2 26 0 72 0 96 2v-32h-60v-124c0-50 16-136 88-136 0 0-14 12-14 32 0 30 22 44 44 44 20 0 42-16 42-44 0-38-38-58-74-58-50 0-78 36-94 80z">
            <text:p/>
          </draw:path>
          <draw:path draw:style-name="gr3" draw:layer="layout" svg:width="0.125cm" svg:height="0.255cm" svg:x="20.034cm" svg:y="18.713cm" svg:viewBox="0 0 126 256" svg:d="M120 44c4-10 6-14 6-16 0-16-14-28-30-28-20 0-26 16-28 24l-66 214c0 2-2 8-2 8 0 6 16 10 20 10 2 0 4 0 6-8z">
            <text:p/>
          </draw:path>
          <draw:path draw:style-name="gr3" draw:layer="layout" svg:width="0.219cm" svg:height="0.327cm" svg:x="20.042cm" svg:y="19.125cm" svg:viewBox="0 0 220 328" svg:d="M220 238h-18c0 12-6 40-12 46-4 2-42 2-50 2h-90c52-46 68-60 98-82 38-30 72-60 72-108 0-60-54-96-116-96s-104 44-104 88c0 26 22 28 26 28 12 0 26-8 26-26 0-8-2-26-28-26 14-36 48-46 72-46 50 0 76 38 76 78 0 44-32 78-48 96l-120 118c-4 4-4 4-4 18h204z">
            <text:p/>
          </draw:path>
        </draw:g>
        <draw:g>
          <svg:title>TexMaths</svg:title>
          <svg:desc>20§display§{\bf r}_1</svg:desc>
          <draw:polygon draw:style-name="gr16" draw:layer="layout" svg:width="0.613cm" svg:height="0.417cm" svg:x="14.155cm" svg:y="19.016cm" svg:viewBox="0 0 614 418" draw:points="308,418 0,418 0,0 614,0 614,418">
            <text:p/>
          </draw:polygon>
          <draw:path draw:style-name="gr3" draw:layer="layout" svg:width="0.285cm" svg:height="0.317cm" svg:x="14.181cm" svg:y="19.01cm" svg:viewBox="0 0 286 318" svg:d="M118 80v-80l-118 6v32c44 0 48 0 48 28v220h-48v32c24 0 56-2 90-2 26 0 72 0 96 2v-32h-60v-124c0-50 16-136 88-136 0 0-14 12-14 32 0 30 22 44 44 44 20 0 42-16 42-44 0-38-38-58-74-58-50 0-78 36-94 80z">
            <text:p/>
          </draw:path>
          <draw:path draw:style-name="gr3" draw:layer="layout" svg:width="0.181cm" svg:height="0.327cm" svg:x="14.541cm" svg:y="19.106cm" svg:viewBox="0 0 182 328" svg:d="M112 14c0-14 0-14-14-14-32 32-78 32-98 32v18c12 0 44 0 72-14v252c0 16 0 22-50 22h-18v18c8 0 70-2 88-2 16 0 78 2 90 2v-18h-20c-50 0-50-6-50-22z">
            <text:p/>
          </draw:path>
        </draw:g>
        <draw:g>
          <svg:title>TexMaths</svg:title>
          <svg:desc>20§display§{\bf r}_2</svg:desc>
          <draw:polygon draw:style-name="gr2" draw:layer="layout" svg:width="0.613cm" svg:height="0.417cm" svg:x="18.504cm" svg:y="21.448cm" svg:viewBox="0 0 614 418" draw:points="308,418 0,418 0,0 614,0 614,418">
            <text:p/>
          </draw:polygon>
          <draw:path draw:style-name="gr3" draw:layer="layout" svg:width="0.285cm" svg:height="0.317cm" svg:x="18.53cm" svg:y="21.442cm" svg:viewBox="0 0 286 318" svg:d="M118 80v-80l-118 6v32c44 0 48 0 48 28v220h-48v32c24 0 56-2 90-2 26 0 72 0 96 2v-32h-60v-124c0-50 16-136 88-136 0 0-14 12-14 32 0 30 22 44 44 44 20 0 42-16 42-44 0-38-38-58-74-58-50 0-78 36-94 80z">
            <text:p/>
          </draw:path>
          <draw:path draw:style-name="gr3" draw:layer="layout" svg:width="0.219cm" svg:height="0.327cm" svg:x="18.868cm" svg:y="21.538cm" svg:viewBox="0 0 220 328" svg:d="M220 238h-18c0 12-6 40-12 46-4 2-42 2-50 2h-90c52-46 68-60 98-82 38-30 72-60 72-108 0-60-54-96-116-96s-104 44-104 88c0 26 22 28 26 28 12 0 26-8 26-26 0-8-2-26-28-26 14-36 48-46 72-46 50 0 76 38 76 78 0 44-32 78-48 96l-120 118c-4 4-4 4-4 18h204z">
            <text:p/>
          </draw:path>
        </draw:g>
        <draw:line draw:style-name="gr1" draw:text-style-name="P1" draw:layer="layout" svg:x1="19.06cm" svg:y1="19.364cm" svg:x2="16.09cm" svg:y2="17.65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 </meta:initial-creator>
    <meta:creation-date>2015-11-04T17:20:33.040693176</meta:creation-date>
    <dc:date>2015-11-19T14:53:20.264368530</dc:date>
    <meta:editing-duration>P1DT19H3M21S</meta:editing-duration>
    <meta:editing-cycles>13</meta:editing-cycles>
    <meta:generator>LibreOffice/4.3.7.2$Linux_X86_64 LibreOffice_project/430$Build-2</meta:generator>
    <dc:creator>ed </dc:creator>
    <meta:document-statistic meta:object-count="112"/>
  </office:meta>
</office:document-meta>
</file>